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11f4bc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108e97" officeooo:paragraph-rsid="00108e97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11f4bc" officeooo:paragraph-rsid="00158f88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13b604" officeooo:paragraph-rsid="00158f88"/>
    </style:style>
    <style:style style:name="T1" style:family="text">
      <style:text-properties officeooo:rsid="00108e97"/>
    </style:style>
    <style:style style:name="T2" style:family="text">
      <style:text-properties fo:font-variant="normal" fo:text-transform="none" style:font-name="Whitney" fo:font-size="12pt" fo:letter-spacing="normal" fo:font-style="normal" style:text-underline-style="solid" style:text-underline-width="auto" style:text-underline-color="font-color" fo:font-weight="normal" loext:padding="0cm" loext:border="none"/>
    </style:style>
    <style:style style:name="T3" style:family="text">
      <style:text-properties fo:font-variant="normal" fo:text-transform="none" fo:color="#dcddde" loext:opacity="100%" style:font-name="Whitney" fo:font-size="12pt" fo:letter-spacing="normal" fo:font-style="normal" fo:font-weight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ntexte du projet</text:h>
      <text:list xml:id="list3795492066" text:style-name="L1">
        <text:list-item>
          <text:p text:style-name="P2">Lire les données </text:p>
          <text:list>
            <text:list-item>
              <text:p text:style-name="P4">Nettoyer</text:p>
            </text:list-item>
            <text:list-item>
              <text:p text:style-name="P4">Gérer les types</text:p>
            </text:list-item>
          </text:list>
        </text:list-item>
        <text:list-item>
          <text:p text:style-name="P2">su<text:span text:style-name="T1">p</text:span>primer les doublons </text:p>
          <text:list>
            <text:list-item>
              <text:p text:style-name="P4">Doublon </text:p>
            </text:list-item>
            <text:list-item>
              <text:p text:style-name="P4">NaN</text:p>
            </text:list-item>
          </text:list>
        </text:list-item>
        <text:list-item>
          <text:p text:style-name="P3">Analyse de valeurs manquantes et suppression de colonnes et lignes "vides"nettoyer les données </text:p>
          <text:list>
            <text:list-item>
              <text:p text:style-name="P3"/>
            </text:list-item>
          </text:list>
        </text:list-item>
        <text:list-item>
          <text:p text:style-name="P2">Identifier et nettoyer des valeurs aberrantes :</text:p>
          <text:list>
            <text:list-item>
              <text:p text:style-name="P2"><text:a xlink:type="simple" xlink:href="https://openclassrooms.com/fr/courses/4525266-decrivez-et-nettoyez-votre-jeu-de-donnees/4928121-traitez-les-valeurs-manquantes-les-outliers-et-les-doublons#:~:text=une%20valeur%20aberrante%20%3A%20c%27est,%22%2C%20mais%20pas%20forcément%20fausse" office:target-frame-name="_blank" xlink:show="new" text:style-name="Internet_20_link" text:visited-style-name="Visited_20_Internet_20_Link"><text:span text:style-name="T2">https://openclassrooms.com/fr/courses/4525266-decrivez-et-nettoyez-votre-jeu-de-donnees/4928121-traitez-les-valeurs-manquantes-les-outliers-et-les-doublons#:~:text=une%20valeur%20aberrante%20%3A%20c%27est,%22%2C%20mais%20pas%20forc%C3%A9ment%20fausse</text:span></text:a><text:span text:style-name="T3">.</text:span> </text:p>
            </text:list-item>
            <text:list-item>
              <text:p text:style-name="P5">Outlier : Example sur OpenClass Room</text:p>
            </text:list-item>
            <text:list-item>
              <text:p text:style-name="P6">Valeurs atypique et valeurs abérentes</text:p>
            </text:list-item>
          </text:list>
        </text:list-item>
        <text:list-item>
          <text:p text:style-name="P2">Remplir les valeurs manquantes dans un jeu de données </text:p>
        </text:list-item>
        <text:list-item>
          <text:p text:style-name="P1">Visualiser les données </text:p>
        </text:list-item>
      </text:list>
      <text:h text:style-name="Heading_20_2" text:outline-level="2">Modalités pédagogiques</text:h>
      <text:p text:style-name="Text_20_body">Pour réaliser ce projet, vous allez utiliser JupyterLab avec des librairies data science en python telles que Pandas, Matplotlib et SeaBorn.</text:p>
      <text:h text:style-name="Heading_20_2" text:outline-level="2">Livrables</text:h>
      <text:p text:style-name="Text_20_body">Un notebook du nettoyage des données . Un notebook d’exploration comportant une analyse univariée, multivariée, une réduction dimensionnelle (Facultative)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7T09:05:14.987000000</meta:creation-date>
    <dc:date>2021-11-17T09:13:32.399000000</dc:date>
    <meta:editing-duration>PT8M18S</meta:editing-duration>
    <meta:editing-cycles>5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9" meta:word-count="116" meta:character-count="989" meta:non-whitespace-character-count="898"/>
  </office:meta>
</office:document-meta>
</file>